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F" svg:font-family=""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face style:name="Wingdings1" svg:font-family="Wingdings" style:font-pitch="variable" style:font-charset="x-symbol"/>
    <style:font-face style:name="Wingdings2" svg:font-family="Wingdings" style:font-family-generic="roman" style:font-pitch="variable" style:font-charset="x-symbol"/>
  </office:font-face-decls>
  <office:automatic-styles>
    <style:style style:name="P1" style:family="paragraph" style:parent-style-name="Heading">
      <style:text-properties fo:font-variant="small-caps"/>
    </style:style>
    <style:style style:name="P2" style:family="paragraph" style:parent-style-name="Heading_20_1">
      <style:text-properties fo:font-variant="small-caps"/>
    </style:style>
    <style:style style:name="P3" style:family="paragraph" style:parent-style-name="List_20_Paragraph" style:list-style-name="WW8Num4"/>
    <style:style style:name="P4" style:family="paragraph" style:parent-style-name="List_20_Paragraph" style:list-style-name="WW8Num2"/>
    <style:style style:name="P5" style:family="paragraph" style:parent-style-name="List_20_Paragraph" style:list-style-name="WW8Num3"/>
    <style:style style:name="P6" style:family="paragraph" style:parent-style-name="List_20_Paragraph">
      <style:paragraph-properties fo:margin-left="1in" fo:margin-right="0in" fo:text-indent="0in" style:auto-text-indent="false"/>
    </style:style>
    <style:style style:name="P7" style:family="paragraph" style:parent-style-name="List_20_Paragraph" style:list-style-name="WW8Num2">
      <style:text-properties fo:font-weight="bold" style:font-weight-asian="bold"/>
    </style:style>
    <style:style style:name="P8" style:family="paragraph" style:parent-style-name="Standard">
      <style:paragraph-properties fo:margin-left="0in" fo:margin-right="0in" fo:text-indent="0.25in" style:auto-text-indent="false"/>
    </style:style>
    <style:style style:name="P9" style:family="paragraph" style:parent-style-name="Standard">
      <style:paragraph-properties fo:margin-left="0.5in" fo:margin-right="0in" fo:text-indent="0in" style:auto-text-indent="false"/>
    </style:style>
    <style:style style:name="P10" style:family="paragraph" style:parent-style-name="Standard">
      <style:text-properties style:text-underline-style="solid" style:text-underline-width="auto" style:text-underline-color="font-color" fo:font-weight="bold" style:font-weight-asian="bold"/>
    </style:style>
    <style:style style:name="P11" style:family="paragraph" style:parent-style-name="Standard">
      <style:text-properties fo:font-weight="bold" style:font-weight-asian="bold"/>
    </style:style>
    <style:style style:name="P12" style:family="paragraph" style:parent-style-name="Standard">
      <style:text-properties fo:language="en" fo:country="US"/>
    </style:style>
    <style:style style:name="P13" style:family="paragraph" style:parent-style-name="Standard">
      <style:paragraph-properties fo:margin-top="0in" fo:margin-bottom="0.139in" style:contextual-spacing="false" fo:line-height="115%" fo:text-align="start" style:justify-single-word="false" fo:orphans="2" fo:widows="2" style:writing-mode="lr-tb"/>
    </style:style>
    <style:style style:name="T1" style:family="text">
      <style:text-properties fo:font-style="italic" style:font-style-asian="italic" style:font-style-complex="itali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position="super 58%"/>
    </style:style>
    <style:style style:name="T6" style:family="text">
      <style:text-properties style:font-name="Wingdings2" style:font-name-asian="Wingdings" style:font-name-complex="Wingdings2"/>
    </style:style>
    <style:style style:name="T7" style:family="text">
      <style:text-properties style:font-name-asian="Calibri"/>
    </style:style>
    <style:style style:name="T8" style:family="text">
      <style:text-properties style:font-name-complex="F"/>
    </style:style>
    <style:style style:name="T9"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mpionnat d’Europe de Diplomatie 2023</text:p>
      <text:h text:style-name="P2" text:outline-level="1">A – Date et Lieu</text:h>
      <text:p text:style-name="Standard">Les 24, 25 et 26 novembre 2023 à l’hôtel <text:span text:style-name="T1">La Louisiane</text:span>, 60 rue de Seine, 75006 Paris.</text:p>
      <text:h text:style-name="P2" text:outline-level="1">B –Format du Tournoi</text:h>
      <text:p text:style-name="Standard">Le tournoi sera joué en 4 rondes, dont la dernière avec peut-être une table finale :</text:p>
      <text:list text:style-name="WW8Num4">
        <text:list-item>
          <text:p text:style-name="P3"><text:span text:style-name="T2">accueil</text:span> : vendredi novembre, <text:span text:style-name="T2">18h</text:span> ;</text:p>
        </text:list-item>
        <text:list-item>
          <text:p text:style-name="P3"><text:span text:style-name="T2">R1</text:span> : vendredi 24 novembre, 20h-minuit ;</text:p>
        </text:list-item>
        <text:list-item>
          <text:p text:style-name="P3"><text:span text:style-name="T2">Accueil</text:span> : samedi 25 novembre, <text:span text:style-name="T2">9h</text:span><text:span text:style-name="T4"> ;</text:span></text:p>
        </text:list-item>
        <text:list-item>
          <text:p text:style-name="P3"><text:span text:style-name="T2">R2</text:span> : samedi 25 novembre, 10-14h ;</text:p>
        </text:list-item>
        <text:list-item>
          <text:p text:style-name="P3"><text:span text:style-name="T2">R3</text:span> : samedi 25 novembre, 15-19h ;</text:p>
        </text:list-item>
        <text:list-item>
          <text:p text:style-name="P3"><text:span text:style-name="T2">R4 </text:span><text:span text:style-name="T3">: d</text:span>imanche 26 novembre, 10-14h ;</text:p>
        </text:list-item>
        <text:list-item>
          <text:p text:style-name="P3"><text:span text:style-name="T2">Cérémonie de fin de tournoi</text:span> : dimanche 26 novembre, <text:span text:style-name="T2">14h30-15h</text:span>.</text:p>
        </text:list-item>
      </text:list>
      <text:p text:style-name="Standard">Toutes les rondes et toutes les tables seront jouées en 7 ans, 30 minutes par année.</text:p>
      <text:p text:style-name="Standard"><text:span text:style-name="T2">Les délais de chaque phase sont les suivants</text:span> : <text:line-break/>Printemps : négociations 8’, écriture des ordres 1’, lecture des ordres 4’; <text:line-break/>Été (retraites) : écriture 1’; <text:line-break/>Automne : négociations 8’, écriture des ordres 1’, lecture des ordres 6’; <text:line-break/>Hiver (retraite &amp; ajustements) : écriture 1’</text:p>
      <text:p text:style-name="Standard">En cas de nombre insuffisant de personnes inscrites à une ronde, la direction du tournoi se réserve le droit de proposer l’application de la variante Sandard (jeu sans Turquie avec la Turquie représentée par un centre neutre et la Roumanie sans centre) ou de toute autre variante adaptée.</text:p>
      <text:p text:style-name="Standard">Si le nombre de personnes ne permet pas de jouer toutes les tables d’une ronde avec le même nombre de personnes par table, la direction de tournoi pourra demander à certaines personnes de se désister, ou de jouer sur deux tables. Si aucune solution n’est trouvée, la priorité sera donnée aux personnes selon leur classement. Pour la première ronde, ou en cas d’égalité, priorité sera donnée à la personne ayant voyagé le plus pour venir.</text:p>
      <text:p text:style-name="Standard">S’il y a 28 personnes (ou plus) classées avec un résultat strictement positif à l’issue de la troisième ronde, il y aura une table finale. La personne remportant la table finale gagnera le tournoi, même si une autre personne marque plus de points qu’elle sur l’ensemble du tournoi. Chaque personne en table finale choisira son pays (première étape : chaque personne, de la moins bien classée à la mieux <text:soft-page-break/>classée choisit à quel moment par rapport aux autres elle souhaite choisir son pays ; seconde étape : chaque personne choisit son pays dans l’ordre déterminé. En cas d’ex-æquo, la personne ayant choisi son pays en dernier, parmi celles premières égalité, remporte le titre).</text:p>
      <text:p text:style-name="Standard"><text:span text:style-name="T2">Récompenses</text:span> :<text:line-break/>Les personnes sur le podium du tournoi et les meilleurs pays seront récompensés.</text:p>
      <text:p text:style-name="Standard"><text:span text:style-name="T2">Comportement</text:span> <text:line-break/>Quelques règles de comportement à suivre pour le tournoi : </text:p>
      <text:list xml:id="list2374618740" text:style-name="WW8Num2">
        <text:list-item>
          <text:p text:style-name="P4"><text:span text:style-name="T1">Diplomatie</text:span> est un jeu d’alliance mais pas un jeu d’équipe, chacun joue pour soi, les joueurs doivent entamer chaque partie du tournoi avec pour objectif d’optimiser leurs classements et nombre de points dans celui-ci</text:p>
        </text:list-item>
        <text:list-item>
          <text:p text:style-name="P4">les joueurs doivent se respecter, les échanges entre participants doivent rester cordiaux dans tous les cas (les trahisons font partie du jeu)</text:p>
        </text:list-item>
        <text:list-item>
          <text:p text:style-name="P4">les joueurs doivent lutter dans l’adversité et ne pas abandonner ni précipiter abusivement leurs éliminations en cas de coup dur : les joueurs doivent étudier et essayer de mettre en place le meilleur stratagème pour revenir dans la partie au lieu de pratiquer ce type d’anti-jeu qui favorise excessivement quelques joueurs au détriment des autres (dites-vous bien qu’il y a de grands risques que les joueurs qui seraient favorisés en cas d’anti-jeu soient ceux que vous voudriez les moins voir être favorisés et inversement, les joueurs les plus pénalisés ceux qui vous aimeriez voir les plus favorisés). La victoire totale ou la première place de la partie, objectifs en début de partie, doivent parfois être reconsidérés en cours de partie et il n’y a aucune honte à ne plus viser qu’une place d’honneur ou une survie. De plus, les alliances sont changeantes, un joueur en difficulté, ne présentant pas la première menace pour la majorité des joueurs de la partie, sera bien souvent l’allié idéal et pourra remonter la pente</text:p>
        </text:list-item>
        <text:list-item>
          <text:p text:style-name="P4">si un joueur est autorisé à avoir des intentions secrètes de s’allier avec un autre avant même le début de la partie, il n’en reste pas moins qu’il est proscrit d’avoir des alliances préétablies, de rejoindre le tournoi pour jouer avec ou d’inviter d’autres joueurs au tournoi avec l’intention délibérée de s’allier avec ces autres joueurs. Le jeu et la négociation doivent primer et les intentions secrètes d’avant partie doivent céder devant les configurations de jeu</text:p>
        </text:list-item>
        <text:list-item>
          <text:p text:style-name="P4">toute communication sur une partie non terminée doit se faire dans le jeu, il est interdit pour une personne ne jouant pas une partie d’interférer sur celle-ci en échangeant au sujet de celle-ci avec un joueur encore en vie de la partie, ou en commentant ou discutant de la partie devant un joueur encore en vie de la partie.</text:p>
        </text:list-item>
      </text:list>
      <text:h text:style-name="P2" text:outline-level="1">C – Système de score par table</text:h>
      <text:p text:style-name="P8">Le système utilisé pour compter les points sur chaque table est identique à celui utilisé pour le championnat de France en 2022 :</text:p>
      <text:list xml:id="list4261891359" text:style-name="WW8Num3">
        <text:list-item>
          <text:p text:style-name="P5"><text:soft-page-break/>S’il n’y a pas de solo (un solo étant une personne finissant la partie avec au moins 18 centres), chaque personne gagnera :</text:p>
          <text:list>
            <text:list-item>
              <text:p text:style-name="P5">1 point par centre détenu par son pays</text:p>
            </text:list-item>
            <text:list-item>
              <text:p text:style-name="P5">1 point par centre détenu par chaque autre pays en ayant <text:span text:style-name="T2">strictement</text:span> moins</text:p>
            </text:list-item>
            <text:list-item>
              <text:p text:style-name="P5">1 point par pays survivant sur la partie</text:p>
            </text:list-item>
            <text:list-item>
              <text:p text:style-name="P5">1 point par centre resté neutre jusqu’à la fin de la partie</text:p>
            </text:list-item>
            <text:list-item>
              <text:p text:style-name="P5">Un bonus dépendant de son classement en nombres de centres sur la table</text:p>
              <text:list>
                <text:list-item>
                  <text:p text:style-name="P5">1<text:span text:style-name="T5">er </text:span>: 9 points</text:p>
                </text:list-item>
                <text:list-item>
                  <text:p text:style-name="P5">2<text:span text:style-name="T5">ème</text:span> : 6 points</text:p>
                </text:list-item>
                <text:list-item>
                  <text:p text:style-name="P5">3<text:span text:style-name="T5">ème </text:span>: 3 points</text:p>
                </text:list-item>
                <text:list-item>
                  <text:p text:style-name="P5">4<text:span text:style-name="T5">ème </text:span>: 1 point</text:p>
                </text:list-item>
              </text:list>
            </text:list-item>
          </text:list>
        </text:list-item>
      </text:list>
      <text:p text:style-name="P6">N.B. : en cas d’ex-æquo à une position, les personnes partageront les points de bonus. Par exemple, si les trois personnes en tête sont ex-æquo à 10 centres, chacune d’entre elle ajoutera (9+6+3)/3=6 points. La personne suivante marquera les points de la quatrième place.</text:p>
      <text:list xml:id="list85007367552432" text:continue-numbering="true" text:style-name="WW8Num3">
        <text:list-item>
          <text:p text:style-name="P5">En cas de « solo » (une personne détient strictement plus que la moitié des centres à l’issue d’un ajustement) :</text:p>
          <text:list>
            <text:list-item>
              <text:p text:style-name="P5">La partie prend fin immédiatement</text:p>
            </text:list-item>
            <text:list-item>
              <text:p text:style-name="P5">La personne en tête marque normalement ses points comme si tout le monde avait survécu, puis double ce résultat. (soit 100 points à 7 joueurs si tous les centres sont occupés)</text:p>
            </text:list-item>
            <text:list-item>
              <text:p text:style-name="P5">Les autres marquent 0.</text:p>
            </text:list-item>
          </text:list>
        </text:list-item>
      </text:list>
      <text:p text:style-name="P8"><text:span text:style-name="T2">Remarques</text:span> :</text:p>
      <text:list xml:id="list85008498563522" text:continue-numbering="true" text:style-name="WW8Num3">
        <text:list-item>
          <text:p text:style-name="P5">Une victoire sans ex-æquo avec 7 pays survivants vaudra donc systématiquement 50 points, ou 100 points en cas de solo. En cas de Sandard, la victoire avec 6 survivants vaudra systématiquement 46 points, et le solo 92 points.</text:p>
        </text:list-item>
        <text:list-item>
          <text:p text:style-name="P5">Par construction, une victoire d’un pays seul en tête rapporte systématiquement plus qu’une seconde place, ce n’est pas toujours vrai pour la seconde et la troisième place</text:p>
          <text:list>
            <text:list-item>
              <text:p text:style-name="P5">Rappel : la victoire d’un pays seul en tête rapportant le moins de point est celle où il n’y aurait que trois survivants, soit 46 points. </text:p>
            </text:list-item>
            <text:list-item>
              <text:p text:style-name="P5">La seconde place rapportant le plus de points est à 6 centres pour une personne en tête à 7 centres, avec 7 pays survivants. Cette seconde place rapporte donc <text:s text:c="2"/>6 + 21 + 7 + 6 = 40 points</text:p>
            </text:list-item>
            <text:list-item>
              <text:p text:style-name="P5">La seconde place rapportant le moins de points est à 16 centres pour une personne en tête à 17 centres, avec 3 pays survivants. Cette seconde place rapporte donc 16 + 1 + 3 + 6 = 26 points</text:p>
            </text:list-item>
            <text:list-item>
              <text:p text:style-name="P5">Attention ! La troisième place rapportant le plus de points est à 5 centres pour une personne en tête à 7 centres et une seconde à 6 centres, avec 7 pays survivants. Cette troisième place rapporte donc <text:s text:c="2"/>5 + 16 + 7 + 3 = 31 points. En revanche, seules les secondes <text:soft-page-break/>places <text:s/>avec la somme (nombre de centres du premier + nombre d’éliminés survivants) supérieure ou égale à 16 sont moins bonne que cette meilleure troisième place.</text:p>
            </text:list-item>
            <text:list-item>
              <text:p text:style-name="P5">La meilleure quatrième place (5 centres derrière trois ex-æquo à 6 centres, avec 7 survivants) rapporte 24 points</text:p>
            </text:list-item>
          </text:list>
        </text:list-item>
        <text:list-item>
          <text:p text:style-name="P5">Par construction, plus les personnes mieux classées sur la table que soi ont de centres, moins on a de points </text:p>
        </text:list-item>
        <text:list-item>
          <text:p text:style-name="P5">La plupart du temps, il n’y a pas d’intérêt au score à éliminer un pays. Pour un pays seul en tête, il n’y en a jamais, et pour un pays en tête ex-æquo, seulement si ça permet de sortir en tête de l’ex-æquo. Pour les autres pays, éliminer un joueur n’a d’intérêt que si on prend soi-même les centres (puisqu’on réduit le nombre de survivants, et donc le nombre de points).</text:p>
        </text:list-item>
        <text:list-item>
          <text:p text:style-name="P5">Les personnes éliminées marquent quand même les points correspondant au nombre de survivants. Perdre son dernier centre revient tout de même à perdre deux points : le point du centre, et le point de sa survie…</text:p>
        </text:list-item>
        <text:list-item>
          <text:p text:style-name="P5">Une victoire ex-æquo rapportera d’autant moins de points que son nombre de centres est gros : </text:p>
          <text:list>
            <text:list-item>
              <text:p text:style-name="P5">deux personnes ex-æquo en tête avec 6 centres et 7 survivants (meilleur ex-æquo à deux) marqueront 42,5 points. Faire perdre un centre à l’autre ex-æquo (en le prenant ou pas) rapporte donc 7,5 points.</text:p>
            </text:list-item>
            <text:list-item>
              <text:p text:style-name="P5">deux personnes ex-æquo en tête avec 10 centres et 7 survivants marqueront 38,5 points. Faire perdre un centre à l’autre ex-æquo (en le prenant ou pas) rapporte donc 11,5 points. </text:p>
            </text:list-item>
            <text:list-item>
              <text:p text:style-name="P5">deux personnes seules survivantes à 17 centres ne marqueront que 26,5 points (mais sortir de l’ex-æquo conduit alors au solo <text:span text:style-name="T6"></text:span>), soit moins bien que la plupart des secondes places. Ici, c’est le nombre de centres des personnes en ayant autant ou plus que soi qui diminue le score.</text:p>
            </text:list-item>
            <text:list-item>
              <text:p text:style-name="P5">trois personnes ex-æquo en tête avec 6 centres et 7 survivants (meilleur ex-æquo à trois) <text:s/>marqueront 35 points. Prendre un centre à un des autres ex-æquo rapporte donc 15 points.</text:p>
            </text:list-item>
            <text:list-item>
              <text:p text:style-name="P5">trois personnes ex-æquo en tête avec 11 centres et 4 survivants marqueront 22 points. Prendre un centre à un des autres ex-æquo rapporte donc 25 points.</text:p>
            </text:list-item>
          </text:list>
        </text:list-item>
      </text:list>
      <text:p text:style-name="P9">Quand on est ex-æquo en tête, on a donc intérêt à taper sur les autres en tête</text:p>
      <text:h text:style-name="P2" text:outline-level="1">D – Système de score pour le tournoi</text:h>
      <text:p text:style-name="Standard">Chaque personne additionnera la somme des points suivants :</text:p>
      <text:list xml:id="list85008724377154" text:continue-list="list2374618740" text:style-name="WW8Num2">
        <text:list-item>
          <text:p text:style-name="P4">1) La somme des points gagnés sur chaque table, pondérée en fin de tournoi par les coefficients suivants (les scores de chaque table sont triés du plus élevé au moins élevé). <text:line-break/>N.B. : ces pondérations s’appliquent pour la qualification à une éventuelle table finale</text:p>
          <text:list>
            <text:list-item>
              <text:p text:style-name="P4"><text:soft-page-break/><text:span text:style-name="T7"><text:s/></text:span>1 ronde jouée : 110%</text:p>
            </text:list-item>
            <text:list-item>
              <text:p text:style-name="P4">2 rondes jouées : 110%/100%</text:p>
            </text:list-item>
            <text:list-item>
              <text:p text:style-name="P4">3 rondes jouées : 100%/100%/50%</text:p>
            </text:list-item>
            <text:list-item>
              <text:p text:style-name="P4">4 rondes jouées : 100%/90%/50%/40%</text:p>
            </text:list-item>
          </text:list>
        </text:list-item>
        <text:list-item>
          <text:p text:style-name="P4">2) Pour chaque ronde non jouée, aucun point ne sera marqué, sauf le bonus de désistement volontaire (cf. règles spéciales)</text:p>
        </text:list-item>
        <text:list-item>
          <text:p text:style-name="P4">3) Les <text:span text:style-name="T2">bonus</text:span> :</text:p>
          <text:list>
            <text:list-item>
              <text:p text:style-name="P4">Participation : Si elle a au moins joué 2 rondes, une personne ajoutera un bonus égal au nombre de rondes jouées (par exemple, 3 rondes jouées donnent 3 points)</text:p>
            </text:list-item>
            <text:list-item>
              <text:p text:style-name="P4">+1 point en cas de préinscription et de participation à la fois aux rondes 1 et 4 (rondes du vendredi soir et du dimanche)</text:p>
            </text:list-item>
            <text:list-item>
              <text:p text:style-name="P4">Participation à la table finale : +15% de son score au tournoi pour chaque personne jouant en table finale (seulement si table finale)</text:p>
            </text:list-item>
            <text:list-item>
              <text:p text:style-name="P4">Victoire en table finale: +1000 points</text:p>
            </text:list-item>
          </text:list>
        </text:list-item>
        <text:list-item>
          <text:p text:style-name="P4">4) Les <text:span text:style-name="T2">pénalités</text:span></text:p>
          <text:list>
            <text:list-item>
              <text:p text:style-name="P4">-15 points (et tous les bonus) si inscription et absence lors d’une ronde, ou en cas de refus de jouer sur une table</text:p>
            </text:list-item>
            <text:list-item>
              <text:p text:style-name="P4">-5 points en cas de contestation d’une décision de l’arbitre du tournoi</text:p>
            </text:list-item>
            <text:list-item>
              <text:p text:style-name="P4">-1 point par retard dans la remise des feuilles d’ordres</text:p>
            </text:list-item>
            <text:list-item>
              <text:p text:style-name="P4">Tous les points positifs en cas de comportement inapproprié lors du tournoi :</text:p>
              <text:list>
                <text:list-item>
                  <text:p text:style-name="P4">triche (inclus le métajeu),</text:p>
                </text:list-item>
                <text:list-item>
                  <text:p text:style-name="P4">violence,</text:p>
                </text:list-item>
                <text:list-item>
                  <text:p text:style-name="P4">ébriété,</text:p>
                </text:list-item>
                <text:list-item>
                  <text:p text:style-name="P4">tout autre comportement perturbant sérieusement le tournoi.</text:p>
                </text:list-item>
              </text:list>
            </text:list-item>
          </text:list>
        </text:list-item>
      </text:list>
      <text:p text:style-name="P10">Règles spéciales:</text:p>
      <text:list xml:id="list85008212983547" text:continue-numbering="true" text:style-name="WW8Num2">
        <text:list-item>
          <text:p text:style-name="P4"><text:span text:style-name="T2">Tous les scores sont tronqués après chaque ronde</text:span>. Par exemple, une personne avec 21,5 point et une avec 21,33 points marqueront toutes les deux 21 points.</text:p>
        </text:list-item>
        <text:list-item>
          <text:p text:style-name="P4"><text:span text:style-name="T2">Parties sur deux tables simultanées</text:span>: autorisé une seule et unique fois par personne classée dans le tournoi, et sur la requête exclusive de la direction du tournoi, sur la base du volontariat. Puisqu’aucune personne ne devrait pouvoir marquer plus de scores individuels que le nombre de rondes du tournoi, une personne ayant joué simultanément sur deux tables lors de la même ronde et ayant joué toutes les rondes devra choisir laquelle de ses deux parties jouées simultanément devra être prise en compte dans son score final, l’autre ne comptant pas – y compris en cas de double victoire.</text:p>
        </text:list-item>
        <text:list-item>
          <text:p text:style-name="P4"><text:span text:style-name="T2">Une personne arrivée en retard peut remplacer une personne ayant commencé sur deux tables</text:span>. Dans ce cas, la personne sur deux tables choisit la table qu’il laisse, et la personne retardataire se verra appliquer un coefficient de (14-n)/14 au score de sa partie, où n est le numéro de la saison en cours (P01-&gt; 1, A01-&gt;2, P02-&gt;3…)</text:p>
        </text:list-item>
        <text:list-item>
          <text:p text:style-name="P4"><text:soft-page-break/><text:span text:style-name="T2">Demande de désistement </text:span>: autorisé une seule et unique fois par joueur classé dans le tournoi, et sur la requête exclusive de la direction du tournoi, sur la base du volontariat. S’il y a plus de personnes volontaires pour se désister que le nombre nécessaire, la priorité au désistement sera d’abord donnée à la personne ayant joué le plus de rondes, puis à la personne la moins bien classée. Les personnes <text:s/>se désistant marqueront un bonus égal au premier tercile des scores sur la ronde considérée.</text:p>
        </text:list-item>
      </text:list>
      <text:p text:style-name="List_20_Paragraph">N.B. : <text:span text:style-name="T2">Le désistement et le jeu sur plusieurs tables sont mutuellement exclusifs</text:span> sur le tournoi (si on a joué sur plusieurs tables, on ne peut pas se désister, et réciproquement).</text:p>
      <text:p text:style-name="Standard"><text:span text:style-name="T2">N.B. </text:span>: les simulations montrent qu’avec des résultats équivalents sur les tables, le plus optimal est de jouer 3 rondes.</text:p>
      <text:h text:style-name="P2" text:outline-level="1">E – Autres points de règles sans impact sur le score</text:h>
      <text:p text:style-name="Standard">Pour assurer le côté ludique</text:p>
      <text:list xml:id="list85007022075423" text:continue-numbering="true" text:style-name="WW8Num2">
        <text:list-item>
          <text:p text:style-name="P4"><text:span text:style-name="T2">Demande de fin de partie</text:span> : chaque personne peut demander une seule fois par partie de voter la fin de partie, à n’importe quel moment en dehors de la résolution des ordres et retraites de la phase d’automne (dès que les premiers ordres sont lus, la résolution va jusqu’à la phase des ajustements). Dans ce cas, le vote est secret, et c’est l’unanimité qui prévaut. Si une personne s’oppose publiquement au vote, le vote est réputé négatif, et la partie reprend aussitôt. Il ne peut y avoir qu’un seul vote demandé par saison (Printemps / Automne). Il ne peut pas y avoir de vote la dernière année.</text:p>
        </text:list-item>
        <text:list-item>
          <text:p text:style-name="P4"><text:span text:style-name="T2">Attribution des pays</text:span> : Il sera fait en sorte, autant que possible, qu’une personne ne joue pas deux fois le même pays et qu’elle joue avec des personnes différentes.<text:line-break/>De manière à ce que les meilleurs joueurs du week-end se rencontrent au moins une fois durant les rencontres, les meilleurs joueurs de chaque partie d’une ronde <text:s/>seront autant que possible placés en priorité sur la même table à la ronde suivante s’ils n’ont pas déjà joué ensemble.</text:p>
        </text:list-item>
        <text:list-item>
          <text:p text:style-name="P7">Les commentaires/conseils/remarques sont strictement interdits sur les parties en cours où on ne joue pas. </text:p>
        </text:list-item>
        <text:list-item>
          <text:p text:style-name="P7">Les commentaires ou négociations sont interdits lors des phases lecture des ordres, de retraite et d’ajustement.</text:p>
        </text:list-item>
        <text:list-item>
          <text:p text:style-name="P7">Version applicable des règles</text:p>
          <text:list>
            <text:list-item>
              <text:p text:style-name="P4">Sauf contradiction avec le présent règlement, on se reposera sur le règlement du Championnat de France / Anjou Feu 2023, section IV (<text:a xlink:type="simple" xlink:href="https://tdfdiplo.fandom.com/fr/wiki/Anjou_Feu_XIII#IV_Annotation_sur_les_règles_du_jeu,_guide_d’arbitrage_et_comportement_sur_les_parties" text:style-name="Internet_20_link" text:visited-style-name="Visited_20_Internet_20_Link"><text:span text:style-name="Internet_20_link"><text:span text:style-name="T8">https://tdfdiplo.fandom.com/fr/wiki/Anjou_Feu_XIII#V_Annotation_sur_les_règles_du_jeu,_guide_d’arbitrage_et_comportement_sur_les_parties</text:span></text:span></text:a> <text:s/>).</text:p>
            </text:list-item>
          </text:list>
        </text:list-item>
        <text:list-item>
          <text:p text:style-name="P7">Aide à la résolution via une plateforme</text:p>
          <text:list>
            <text:list-item>
              <text:p text:style-name="P4">Si tous les joueurs (sans exception) de la partie sont d’accord pour s’aider d’une plateforme, les ordres pourront être saisis sur Conspiracy ou Diplomania (dans une partie créée pour l’occasion ou <text:soft-page-break/>dans le bac à sable) ou sur toute autre plateforme en ligne, idéalement avec une personne ne jouant pas sur la table qui fera maître de jeu électronique. Sur quelques rares détails de règles, la résolution peut différer, les conflits seront résolus conformément au règlement du Championnat de France / Anjou Feu 2023. En ce cas, la carte sur la plateforme sera alors à rectifier si besoin ou, si impossible, il y aura retour obligatoire au seul jeu sur table. Dans tous les cas, même avec une aide électronique, la partie exposée sur table devra être à jour.</text:p>
            </text:list-item>
          </text:list>
        </text:list-item>
        <text:list-item>
          <text:p text:style-name="P7">Lecture des ordres</text:p>
          <text:list>
            <text:list-item>
              <text:p text:style-name="P4">Pour les premières saisons (P01 à P03), on commencera par lire en priorité les ordres des personnes débutantes</text:p>
            </text:list-item>
            <text:list-item>
              <text:p text:style-name="P4">Indépendamment des pénalités applicables, l’arbitre peut intimer à une personne de remettre ses ordres immédiatement en cas de retard (voir point B « format du tournoi »). Dans le cas où ce ne serait pas fait, les ordres ne seront pas pris en compte à la résolution. <text:s/></text:p>
            </text:list-item>
            <text:list-item>
              <text:p text:style-name="P4">Une unité sans ordre à l’issue d’une phase de mouvement sera considérée comme étant en désordre civil. Elle peut être soutenue en défense.</text:p>
            </text:list-item>
            <text:list-item>
              <text:p text:style-name="P4">Une unité devant effectuer une retraite et n’ayant pas d’ordre ou un ordre invalide sera dispersée.</text:p>
            </text:list-item>
            <text:list-item>
              <text:p text:style-name="P4">En cas d’ordre de mobilisation manquant ou invalide, il n’y aura pas de mobilisation (sauf la première année, où l’arbitre imposera jusqu’à deux mobilisations – pas de troisième mobilisation – pour conserver un équilibre à la partie). </text:p>
            </text:list-item>
            <text:list-item>
              <text:p text:style-name="P4">En cas d’ordre de mobilisation surnuméraire, ce sont ceux écrits les plus bas qui sont conservés </text:p>
            </text:list-item>
            <text:list-item>
              <text:p text:style-name="P4">En cas d’ordre de démobilisation manquant ou invalide (au-delà des ordres valides), les démobilisations manquantes seront réalisées selon la règle Renegade 2023, c'est-à-dire : </text:p>
              <text:list>
                <text:list-item>
                  <text:p text:style-name="P4">les unités les plus éloignées des centres appartenant à cette nation, c’est-à-dire séparées par le plus grand nombre de régions, indépendamment de la nature (terrestre ou maritime) ou de la situation (occupée ou inoccupée) des régions considérées</text:p>
                </text:list-item>
                <text:list-item>
                  <text:p text:style-name="P4">les flottes avant les armées terrestres</text:p>
                </text:list-item>
                <text:list-item>
                  <text:p text:style-name="P4"><text:span text:style-name="T7"><text:s/></text:span>en dernier lieu, en priorité les provinces dans lesquelles se trouvent ces unités les premières dans l’ordre alphabétique en anglais (plus petit numéro dans la liste figurant en section G du règlement)</text:p>
                </text:list-item>
              </text:list>
            </text:list-item>
            <text:list-item>
              <text:p text:style-name="P4">Si une nation perd et gagne des centres durant la même année, elle n’aura pas et ne pourra pas démobiliser des unités et dans le même temps en mobiliser d’autres. On regardera uniquement si elle a plus de centres que d’unités (mobilisations potentielles) ou plus d’unités que de centres (démobilisations obligatoires).</text:p>
            </text:list-item>
            <text:list-item>
              <text:p text:style-name="P4"><text:soft-page-break/>Une unité recevant plusieurs ordres différents sera considérée comme en désordre civil, y compris si certains des ordres n’étaient pas valables.</text:p>
            </text:list-item>
            <text:list-item>
              <text:p text:style-name="P4">Un ordre de soutien ne nécessite pas de mentionner le type de l’unité soutenue.</text:p>
            </text:list-item>
            <text:list-item>
              <text:p text:style-name="P4">Un ordre manquant ou incomplet pour une unité sera considéré comme valable si l’ordre pour cette unité est complet dans l’ordre de soutien ou de convoi rédigé pour une autre unité de la même nationalité (sauf si l’ordre incomplet est aussi un ordre valable avec une signification différente de l’ordre complet). Exemple : A BRE et F ATL C BRE – POR . De même, un ordre manquant ou incomplet de convoi sera considéré comme valable si l’ordre pour cette unité est le seul possible pour rendre possible un ordre d’attaque par convoi rédigé par une autre unité de la même nationalité. Exemple : A BRE – POR et F ATL C BRE</text:p>
            </text:list-item>
            <text:list-item>
              <text:p text:style-name="P4">Si pas de résolution électronique : idéalement, un joueur ou un arbitre lit les feuilles d’ordres de tous les joueurs. Si c’est un joueur qui lit les feuilles, il commencera par les feuilles des joueurs débutants puis par la sienne (sous le contrôle d’un autre joueur ou fera lire sa feuille), avant de lire les feuilles des joueurs plus expérimentés ; un autre joueur ou arbitre bouge les unités sur la carte en fonction de la lecture. Le « lecteur » et le « bougeur » se doivent de résoudre au mieux et de manière neutre mais ne seront pas seuls responsables de la résolution, les autres joueurs devront signaler toute erreur de résolution. Il est demandé de suivre en silence la lecture des ordres et d’attendre la fin de celle-ci avant tout commentaire. </text:p>
            </text:list-item>
            <text:list-item>
              <text:p text:style-name="P4">Si la phase suivante est bien entamée, en particulier si les ordres suivants ont déjà été rendus, une erreur de résolution ne pourra pas et ne devra pas être corrigée, la partie continuant en l’état.</text:p>
            </text:list-item>
            <text:list-item>
              <text:p text:style-name="P4">Des joueurs extérieurs à la partie pourront également aider à la résolution de la partie s’ils ne jouent pas à cette ronde ou si leur partie est finie mais devront s’abstenir de tout commentaire sur la partie en cours que cela soit pendant la résolution, pendant la négociation ou l’écriture des ordres.</text:p>
            </text:list-item>
            <text:list-item>
              <text:p text:style-name="P4">Dans tous les cas, un ordre non ambigu devra être appliqué et un ordre jugé ambigu non appliqué. Pour l’intérêt de la partie et du tournoi (exigence de qualité, ambiance du jeu…), le juste milieu entre la rigueur et la tolérance sera à rechercher. Une tolérance particulière envers les joueurs débutants ou n’ayant pas joué depuis longtemps facilitera l’intégration de nouveaux joueurs : afin de faciliter les corrections, comme indiqué plus haut, les feuilles d’ordres des débutants seront lues en premier, au moins en début de partie. En fin de partie ou dès le début de la partie, si celle-ci ne comprend que des joueurs expérimentés, par souci d’équité, il pourra y avoir rotation entre le joueur qui voit sa feuille lue en <text:soft-page-break/>premier. Pour les abréviations acceptées, vous pouvez vous reporter au tableau en section G. </text:p>
            </text:list-item>
          </text:list>
        </text:list-item>
      </text:list>
      <text:h text:style-name="P2" text:outline-level="1">F – Direction du tournoi et arbitrage</text:h>
      <text:p text:style-name="Standard">La direction du tournoi est faite par Olivier Prigent et Patrick Garnier. L’arbitre du tournoi est Patrick Garnier. D’autres personnes pourront aider à l’arbitrage, selon le nombre de tables sur chaque ronde. En cas de conflit lors de l’arbitrage d’une table, si elle n’est pas faite par l’arbitre du tournoi, c’est auprès de l’arbitre du tournoi que le conflit sera résolu. Dans tous les cas, la décision de l’arbitre – même en cas d’erreur – n’est pas contestable.</text:p>
      <text:p text:style-name="Standard"><text:span text:style-name="T2">La direction du tournoi est souveraine pour décider d’ajustement le règlement pour favoriser le côté ludique du tournoi et permettre aux personnes qui participent de vivre la meilleure expérience possible</text:span>.</text:p>
      <text:p text:style-name="Standard">Contacts : </text:p>
      <text:list xml:id="list85007494604175" text:continue-numbering="true" text:style-name="WW8Num2">
        <text:list-item>
          <text:p text:style-name="P4">Olivier Prigent (co-organisateur) – 06 85 22 81 79 –<text:a xlink:type="simple" xlink:href="mailto:o.prigent@bombadilproduction.com" text:style-name="Internet_20_link" text:visited-style-name="Visited_20_Internet_20_Link"><text:span text:style-name="Internet_20_link"><text:span text:style-name="T8">o.prigent@bombadilproduction.com</text:span></text:span></text:a> </text:p>
        </text:list-item>
        <text:list-item>
          <text:p text:style-name="P4">Patrick Garnier (arbitre et co-organisateur) – 06 61 13 68 73 – <text:a xlink:type="simple" xlink:href="mailto:patrick.garnier@gmail.com" text:style-name="Internet_20_link" text:visited-style-name="Visited_20_Internet_20_Link"><text:span text:style-name="Internet_20_link"><text:span text:style-name="T8">patrick.garnier@gmail.com</text:span></text:span></text:a> </text:p>
        </text:list-item>
        <text:list-item>
          <text:p text:style-name="P4">Gabriel Lecointre (responsable de la communication en amont du tournoi) – 06 89 14 64 06 – <text:span text:style-name="Internet_20_link"><text:span text:style-name="T8">diplomatiegabriel@hotmail.com</text:span></text:span></text:p>
        </text:list-item>
        <text:list-item>
          <text:p text:style-name="P4">AFJD – <text:a xlink:type="simple" xlink:href="mailto:afjdiplo@outlook.fr" text:style-name="Internet_20_link" text:visited-style-name="Visited_20_Internet_20_Link"><text:span text:style-name="Internet_20_link"><text:span text:style-name="T8">afjdiplo@outlook.fr</text:span></text:span></text:a> </text:p>
        </text:list-item>
      </text:list>
      <text:h text:style-name="P2" text:outline-level="1">G – Divers</text:h>
      <text:p text:style-name="Standard"><text:span text:style-name="T2">Santé publique </text:span>: les consignes nationales de santé publique en vigueur au moment du tournoi seront appliquées. Par exemple, en cas de coronavirus impliquant port du masque obligatoire ou passe sanitaire, ceux-ci seront exigés pour participer.</text:p>
      <text:p text:style-name="Standard"><text:span text:style-name="T2">Inscription/pré-inscription </text:span>: une personne est considérée comme “pré-inscrite” pour une ronde si elle a annoncé sa participation à cette ronde au plus tard la veille de la ronde. Une personne est considérée “inscrite” à une ronde si elle a confirmé sa participation au plus tôt une heure avant le début de la ronde et au plus tard 30 minutes avant.</text:p>
      <text:p text:style-name="Standard"><text:span text:style-name="T2">Participation aux frais </text:span>: chaque personne est libre de participer ou non aux frais, sur une base strictement volontaire. Le coût total de l’organisation du tournoi (y compris le sponsoring si c’est pertinent) sera communiqué sur demande aux personnes le souhaitant. La participation, déduite des frais éventuels de dotation du tournoi, <text:s/>sera reversée intégralement à l’AFJD.</text:p>
      <text:p text:style-name="Standard"><text:span text:style-name="T2">Logement </text:span>: aucun logement n’est prévu. Dans tous les cas, le tournoi se déroulera à l’hôtel «  La Louisiane » (<text:a xlink:type="simple" xlink:href="http://www.hotel-lalouisiane.com/" text:style-name="Internet_20_link" text:visited-style-name="Visited_20_Internet_20_Link"><text:span text:style-name="Internet_20_link"><text:span text:style-name="T8">www.hotel-lalouisiane.com</text:span></text:span></text:a>), et ça semble un bon choix de résidence <text:span text:style-name="T6"></text:span>.</text:p>
      <text:p text:style-name="P11">Liste des noms de territoires</text:p>
      <text:p text:style-name="Standard"><text:soft-page-break/>Les noms de la liste sont les noms utilisés dans les éditions américaines et françaises et les abréviations, celles proposées dans ces mêmes éditions. Toute notation abrégée figurant ou non dans le tableau suivant sera acceptée tant que l’abréviation ne sera pas sujette à différentes interprétations ; un ordre ambigu en raison d’une abréviation litigieuse provoquera l’échec de l’ordre.</text:p>
      <text:p text:style-name="Standard"/>
      <text:p text:style-name="Standard">Les premiers livrets de règles en anglais ne donnaient pas de liste d’abréviations, les premières communautés de joueurs se sont donc créé les leurs qui peuvent encore être différentes de toutes celles qui ont été proposées par la suite dans les éditions officielles américaines ou les éditions françaises. MAO ou LYO, par exemple, ont été très souvent utilisées (et le sont encore) pour désigner les régions Mid-Atlantic Ocean ou Gulf of Lyon. Certaines communautés ont également pris l’habitude de désigner les provinces maritimes uniquement en lettres capitales et les provinces terrestres en bas-de-casse (habitude reprise par la récente plateforme Conspiracy) ; cette manière de faire, malgré qu’elle ait été largement relayée, n’a toutefois jamais été reprise dans les différents livrets de règles, à part l’édition Descartes écrivant toutes les abréviations en lettres capitales (territoires terrestres y compris), les autres éditions mettent majuscules et minuscules dans l’abréviation aux mêmes endroits que dans le nom développé.</text:p>
      <text:p text:style-name="Standard">Pour tous ceux qui écrivent mal — il y en a ;-) — on ne peut qu’encourager à écrire les noms développés (c’est-à-dire de ne pas abréger le nom du territoire) ou du moins d’adopter des méthodes limitant les litiges (comme celle du paragraphe précédent : territoire maritime en capitales, terrestre en bas-de-casse).</text:p>
      <text:p text:style-name="Standard">1. Adriatic Sea, mer Adriatique (Adr, ADR)</text:p>
      <text:p text:style-name="Standard">2. Aegean Sea, mer Égée (Aeg, Égé, EGE, Egé)</text:p>
      <text:p text:style-name="Standard">3. Albania, Albanie, royaume du Monténégro (Alb, MON)</text:p>
      <text:p text:style-name="P12">4. Ankara (Ank, ANK)</text:p>
      <text:p text:style-name="P12">5. Apulia, Apulie (Apu, APU)</text:p>
      <text:p text:style-name="Standard">6. Armenia, Arménie, Caucase et Arménie (Arm, CAU)</text:p>
      <text:p text:style-name="P12">7. Baltic Sea, mer Baltique (Bal, BAL)</text:p>
      <text:p text:style-name="Standard">8. Barents Sea, mer de Barentz, mer de Barents (Bar, BAR)</text:p>
      <text:p text:style-name="Standard">9. Belgium, Belgique, royaume de Belgique (Bel, BEL)</text:p>
      <text:p text:style-name="Standard">10. Berlin (Ber, BER)</text:p>
      <text:p text:style-name="Standard">11. Black Sea, mer Noire (Bla, Noi, NOI)</text:p>
      <text:p text:style-name="Standard">12. Bohemia, Bohême (Boh, BOH)</text:p>
      <text:p text:style-name="Standard"><text:soft-page-break/>13. Brest (Bre, BRE)</text:p>
      <text:p text:style-name="Standard">14. Budapest (Bud, BUD)</text:p>
      <text:p text:style-name="Standard">15. Bulgaria, Bulgarie, royaume de Bulgarie (Bul, BUL)</text:p>
      <text:p text:style-name="P12">16. Burgundy, Bourgogne (Bur, Bou, BOU)</text:p>
      <text:p text:style-name="P12">17. Clyde, Highlands (Cly, HIG)</text:p>
      <text:p text:style-name="Standard">18. Constantinople (Con, CON)</text:p>
      <text:p text:style-name="Standard">19. Denmark, Danemark, royaume de Danemark (Den, Dan, DAN)</text:p>
      <text:p text:style-name="Standard">20. Eastern Mediterranean, Méditerranée orientale, mer du Levant (East, Eas, MOr, LEV)</text:p>
      <text:p text:style-name="Standard">21. Edinburgh, Édimbourg (Edi, Édi, EDI)</text:p>
      <text:p text:style-name="P12">22. English Channel, Manche (Eng, Man, MAN)</text:p>
      <text:p text:style-name="Standard">23. Finland, Finlande (Fin, FIN)</text:p>
      <text:p text:style-name="Standard">24. Galicia, Galicie (Gal, GAL)</text:p>
      <text:p text:style-name="Standard">25. Gascony, Gascogne (Gas, GAS)</text:p>
      <text:p text:style-name="Standard">26. Greece, Grèce, royaume de Grèce (Gre, Grè, GRE)</text:p>
      <text:p text:style-name="P12">27. Gulf of Bothnia, golfe de Botnie (Bot, BOT)</text:p>
      <text:p text:style-name="P12">28. Gulf of Lyon, golfe du Lion (GoL, GLi, LIO)</text:p>
      <text:p text:style-name="P12">29. Helgoland Bight, baie de Heligoland, baie de Héligoland (Hel, HEL)</text:p>
      <text:p text:style-name="P12">30. Holland, Hollande, Pays-Bas (Hol, PAY)</text:p>
      <text:p text:style-name="P12">31. Ionian Sea, mer Ionienne (Ion, ION)</text:p>
      <text:p text:style-name="P12">32. Irish Sea, mer d’Irlande, canal Saint-Georges (Iri, Irl, STG)</text:p>
      <text:p text:style-name="P12">33. Kiel (Kiel, Kie, KIE)</text:p>
      <text:p text:style-name="P12">34. Liverpool (Liv, Lvp, LIV, Lpl)</text:p>
      <text:p text:style-name="Standard">35. Livonia, Livonie, Lithuanie (Lvn, LIT)</text:p>
      <text:p text:style-name="Standard">36. London, Londres (Lon, LON)</text:p>
      <text:p text:style-name="Standard">37. Marseilles, Marseille, Toulon (Mar, TOU)</text:p>
      <text:p text:style-name="P12">38. Mid-Atlantic Ocean, Atlantique, océan Atlantique, Atlantique Moyen (MAt, Mid, Atl, ATL, AtM)</text:p>
      <text:p text:style-name="P12">39. Moscow, Moscou (Mos, MOS)</text:p>
      <text:p text:style-name="P12"><text:soft-page-break/>40. Munich (Mun, MUN)</text:p>
      <text:p text:style-name="Standard">41. Naples (Nap, NAP)</text:p>
      <text:p text:style-name="Standard">42. North Africa, Afrique du Nord, Maroc et Algérie (NAf, AfN, MAR)</text:p>
      <text:p text:style-name="P12">43. North Atlantic Ocean, Atlantique Nord, mer d’Islande (NAt, AtN, ISL)</text:p>
      <text:p text:style-name="Standard">44. North Sea, mer du Nord (Nth, Nrd, NRD)</text:p>
      <text:p text:style-name="Standard">45. Norway, Norvège, royaume de Norvège (Nwy, Nge, NGE)</text:p>
      <text:p text:style-name="Standard">46. Norwegian Sea, mer de Norvège, mer de Groenland et de Norvège (Nrg, MNg, GRO, Nvn)</text:p>
      <text:p text:style-name="Standard">47. Paris (Par, PAR)</text:p>
      <text:p text:style-name="Standard">48. Picardy, Picardie (Pic, PIC)</text:p>
      <text:p text:style-name="Standard">49. Piedmont, Piémont (Pied, Pie, Pié, PIE)</text:p>
      <text:p text:style-name="Standard">50. Portugal, royaume de Portugal (Por, POR)</text:p>
      <text:p text:style-name="Standard">51. Prussia, Prusse (Pru, PRU)</text:p>
      <text:p text:style-name="Standard">52. Rome (Rome, Rom, ROM)</text:p>
      <text:p text:style-name="Standard">53. Ruhr, Rhénanie (Ruhr, Ruh, RHE)</text:p>
      <text:p text:style-name="Standard">54. Rumania, Roumanie, royaume de Roumanie (Rum, Rou, ROU)</text:p>
      <text:p text:style-name="P12">55. St. Petersburg, Saint-Pétersbourg (StP, STP)</text:p>
      <text:p text:style-name="Standard">56. Serbia, Serbie (Ser, SER)</text:p>
      <text:p text:style-name="Standard">57. Sevastopol, Sébastopol, Odessa (Sev, Séb, ODE, Seb)</text:p>
      <text:p text:style-name="Standard">58. Silesia, Silésie (Sil, SIL)</text:p>
      <text:p text:style-name="Standard">59. Skagerrak (Skag, Ska, SKA)</text:p>
      <text:p text:style-name="Standard">60. Smyrna, Smyrne (Smy, SMY)</text:p>
      <text:p text:style-name="Standard">61. Spain, Espagne, royaume d’Espagne (Spa, Esp, ESP)</text:p>
      <text:p text:style-name="Standard">62. Sweden, Suède, royaume de Suède (Swe, Suè, SUE)</text:p>
      <text:p text:style-name="Standard">63. Syria, Syrie (Syr, SYR)</text:p>
      <text:p text:style-name="Standard">64. Tunis, Tunisie (Tun, TUN)</text:p>
      <text:p text:style-name="Standard">65. Tuscany, Toscane (Tus, Tos, TOS)</text:p>
      <text:p text:style-name="Standard">66. Trieste (Tri, TRI)</text:p>
      <text:p text:style-name="Standard">67. Tyrolia, Tyrol, Alpes tyroliennes (Tyr, ALP)</text:p>
      <text:p text:style-name="Standard"><text:soft-page-break/>68. Tyrrhenian Sea, mer Tyrrhénienne (Tyn, MTy, TYR)</text:p>
      <text:p text:style-name="Standard">69. Ukraine (Ukr, UKR)</text:p>
      <text:p text:style-name="Standard">70. Venice, Venise (Ven, VEN)</text:p>
      <text:p text:style-name="Standard">71. Vienna, Vienne (Vie, VIE)</text:p>
      <text:p text:style-name="Standard">72. Wales, Pays de Galles, Cornouailles (Wal, PGa, COR)</text:p>
      <text:p text:style-name="P12">73. Warsaw, Varsovie (War, Var, VAR)</text:p>
      <text:p text:style-name="P12">74. Western Mediterranean, Méditerranée occidentale (West, Wes, MOc, MED)</text:p>
      <text:p text:style-name="P12">75. Yorkshire (York, Yor, YOR)</text:p>
      <text:p text:style-name="P12"/>
      <text:p text:style-name="P11">Autres abréviations</text:p>
      <text:p text:style-name="Standard">Défendre : H, T ou xxx.</text:p>
      <text:p text:style-name="Standard">Soutien : S.</text:p>
      <text:p text:style-name="Standard">Convoyage : C.</text:p>
      <text:p text:style-name="Standard">Attaque hors convoi : -.</text:p>
      <text:p text:style-name="Standard">Attaque par convoi : - (ou - avec mention « par convoi » si attaque d’un territoire adjacent sans flotte de la même nation pour effectuer le convoi) ou C.</text:p>
      <text:p text:style-name="Standard">Côte sud (pour Bulgarie, Espagne et Saint-Pétersbourg) : cs, sc ou s.</text:p>
      <text:p text:style-name="Standard">Côte nord (pour Espagne et Saint-Pétersbourg) : cn, nc ou n.</text:p>
      <text:p text:style-name="P13">Côte nord ou côte est (pour Bulgarie) : ce, ec, cn ou 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F" svg:font-family=""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face style:name="Wingdings1" svg:font-family="Wingdings" style:font-pitch="variable" style:font-charset="x-symbol"/>
    <style:font-face style:name="Wingdings2" svg:font-family="Wingdings"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fr" fo:country="FR" style:letter-kerning="false" style:font-name-asian="Times New Roman" style:font-family-asian="'Times New Roman'" style:font-family-generic-asian="roman"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Standard" style:class="text">
      <style:paragraph-properties fo:margin-top="0in" fo:margin-bottom="0.2083in" style:contextual-spacing="true" fo:line-height="100%" fo:padding-left="0in" fo:padding-right="0in" fo:padding-top="0in" fo:padding-bottom="0.0555in" fo:border-left="none" fo:border-right="none" fo:border-top="none" fo:border-bottom="0.99pt solid #4f81bd" style:shadow="none"/>
      <style:text-properties fo:color="#17365d" loext:opacity="100%" style:font-name="Cambria" fo:font-family="Cambria" style:font-family-generic="roman" style:font-pitch="variable" fo:font-size="26pt" fo:letter-spacing="0.0035in" style:letter-kerning="true" style:font-name-asian="F" style:font-pitch-asian="variable" style:font-size-asian="26pt" style:font-name-complex="F" style:font-pitch-complex="variable" style:font-size-complex="26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F" style:font-pitch-asian="variable" style:font-size-asian="14pt" style:font-weight-asian="bold" style:font-name-complex="F" style:font-pitch-complex="variable" style:font-size-complex="14pt" style:font-weight-complex="bold"/>
    </style:style>
    <style:style style:name="Titre" style:family="paragraph" style:parent-style-name="Standard" style:next-style-name="Text_20_body">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Légende"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WW8Num2z0" style:family="text">
      <style:text-properties style:font-name="Calibri1" fo:font-family="Calibri" style:font-family-generic="swiss" style:font-pitch="variable" style:font-name-complex="Calibri1" style:font-family-complex="Calibri"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alibri1" fo:font-family="Calibri" style:font-family-generic="swiss" style:font-pitch="variable" style:font-name-complex="Calibri1" style:font-family-complex="Calibri"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Calibri1" fo:font-family="Calibri" style:font-family-generic="swiss" style:font-pitch="variable" style:font-name-complex="Calibri1" style:font-family-complex="Calibri"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0" style:family="text">
      <style:text-properties style:font-name="Calibri1" fo:font-family="Calibri" style:font-family-generic="swiss" style:font-pitch="variable" style:font-name-complex="Calibri1" style:font-family-complex="Calibri"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Titre_20_1_20_Car" style:display-name="Titre 1 Car" style:family="text" style:parent-style-name="Default_20_Paragraph_20_Font">
      <style:text-properties fo:color="#365f91" loext:opacity="100%" style:font-name="Cambria" fo:font-family="Cambria" style:font-family-generic="roman" style:font-pitch="variable" fo:font-size="14pt" fo:font-weight="bold" style:font-name-asian="F" style:font-pitch-asian="variable" style:font-size-asian="14pt" style:font-weight-asian="bold" style:font-name-complex="F" style:font-pitch-complex="variable" style:font-size-complex="14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font-name-complex="Times New Roman" style:font-family-complex="'Times New Roman'" style:font-family-generic-complex="roman" style:font-pitch-complex="variable"/>
    </style:style>
    <style:style style:name="Titre_20_Car" style:display-name="Titre Car" style:family="text" style:parent-style-name="Default_20_Paragraph_20_Font">
      <style:text-properties fo:color="#17365d" loext:opacity="100%" style:font-name="Cambria" fo:font-family="Cambria" style:font-family-generic="roman" style:font-pitch="variable" fo:font-size="26pt" fo:letter-spacing="0.0035in" style:letter-kerning="true" style:font-name-asian="F" style:font-pitch-asian="variable" style:font-size-asian="26pt" style:font-name-complex="F" style:font-pitch-complex="variable" style:font-size-complex="26pt"/>
    </style:style>
    <style:style style:name="ListLabel_20_1" style:display-name="ListLabel 1" style:family="text">
      <style:text-properties style:font-name-asian="Times New Roman" style:font-family-asian="'Times New Roman'" style:font-family-generic-asian="roman" style:font-pitch-asian="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 style:font-family-asian="'Times New Roman'" style:font-family-generic-asian="roman" style:font-pitch-asian="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Times New Roman" style:font-family-asian="'Times New Roman'" style:font-family-generic-asian="roman" style:font-pitch-asian="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WW8Num2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WW8Num2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WW8Num2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WW8Num3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WW8Num3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WW8Num3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WW8Num4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WW8Num4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èglement EDC 2023</dc:title>
    <meta:initial-creator>Patrick Garnier-Scaron</meta:initial-creator>
    <meta:creation-date>2022-11-24T16:04:00</meta:creation-date>
    <dc:creator>Gabriel Lecointre</dc:creator>
    <dc:date>2023-08-31T18:00:04.553000000</dc:date>
    <meta:print-date>2018-09-24T22:09:00</meta:print-date>
    <meta:editing-cycles>8</meta:editing-cycles>
    <meta:editing-duration>PT3H14M33S</meta:editing-duration>
    <meta:document-statistic meta:table-count="0" meta:image-count="0" meta:object-count="0" meta:page-count="13" meta:paragraph-count="218" meta:word-count="4692" meta:character-count="27476" meta:non-whitespace-character-count="23044"/>
    <meta:generator>LibreOffice/7.4.7.2$Linux_X86_64 LibreOffice_project/40$Build-2</meta:generator>
    <meta:user-defined meta:name="AppVersion">12.0000</meta:user-defined>
  </office:meta>
</office:document-meta>
</file>